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Text_20_body">
      <style:text-properties style:font-name="WenQuanYi Micro Hei" fo:font-size="28pt" officeooo:rsid="001f7d7c" officeooo:paragraph-rsid="001f7d7c" style:font-name-asian="WenQuanYi Micro Hei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shell_shortcut:</text:p>
      <text:p text:style-name="P1">Ctrl + Alt + t：打开一个新的终端terminal，也就是一个新的窗口window。 </text:p>
      <text:p text:style-name="P1">Shift +Ctrl + t：在已有终端上打开一个新的tab，而不是窗口window。 </text:p>
      <text:p text:style-name="P1">Shift +Ctrl + n：在已有终端上打开另一个新的终端，即一个新的窗口。 </text:p>
      <text:p text:style-name="P1">Ctrl + d：关闭一个tab，如果一个终端有多个tab，只关闭当前tab。 </text:p>
      <text:p text:style-name="P1">Shift +Ctrl + w：效果类似于Ctrl + d但又不同，当一个终端上只有一个tab时，这个快捷键不起作用。 </text:p>
      <text:p text:style-name="P1">Shift +Ctrl + q：关闭当前终端，如果终端有多个tab，所有的tab都将关闭。</text:p>
      <text:p text:style-name="P1">Ctrl+PaUp：向前/左切换tap。</text:p>
      <text:p text:style-name="P1">Ctrl+PaDn：向后/右切换tap。</text:p>
      <text:p text:style-name="P1"/>
      <text:p text:style-name="P1">Ctrl + s：挂起，感觉类似于暂停。 </text:p>
      <text:p text:style-name="P1">Ctrl + q：退出挂起，感觉类似于继续，发现按键盘其它按键也可以退出挂起，有点疑问。 </text:p>
      <text:p text:style-name="P1">Ctrl + c：中断并杀死，程序终止。 </text:p>
      <text:p text:style-name="P1">Ctrl + z：中断程序放到后台，唤醒使用“fg”命令。</text:p>
      <text:p text:style-name="P1"/>
      <text:p text:style-name="P1">Ctrl + b：同键盘左键，向左移动光标。 </text:p>
      <text:p text:style-name="P1">Ctrl + f：同键盘右键，向右移动光标。 </text:p>
      <text:p text:style-name="P1">Alt + b：向前移动一个词的距离。</text:p>
      <text:p text:style-name="P1">Alt + f：向后移动一个词的距离。</text:p>
      <text:p text:style-name="P1">Ctrl + x + x：光标在命令行中光标最后两次出现的位置间进行切换。</text:p>
      <text:p text:style-name="P1"/>
      <text:p text:style-name="P1">Ctrl + h：同Backspace，向左删除。 </text:p>
      <text:p text:style-name="P1">Ctrl + d：同delete，向右删除。 </text:p>
      <text:p text:style-name="P1">Ctrl + w：删除光标之前的一个词。 </text:p>
      <text:p text:style-name="P1">Alt + d：删除光标之后的一个词。 </text:p>
      <text:p text:style-name="P1">Ctrl + u：删除全部命令。 </text:p>
      <text:p text:style-name="P1">Alt + w：从当前光标所在位置向左删除全部命令。</text:p>
      <text:p text:style-name="P1">Ctrl + k：从当前光标所在位置向右删除全部命令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08:18:38.181799101</meta:creation-date>
    <meta:generator>LibreOffice/6.0.7.3$Linux_X86_64 LibreOffice_project/00m0$Build-3</meta:generator>
    <dc:date>2021-10-28T08:36:13.711022362</dc:date>
    <meta:editing-duration>PT16M37S</meta:editing-duration>
    <meta:editing-cycles>14</meta:editing-cycles>
    <meta:print-date>2021-10-28T08:32:11.192277937</meta:print-date>
    <meta:document-statistic meta:table-count="0" meta:image-count="0" meta:object-count="0" meta:page-count="1" meta:paragraph-count="25" meta:word-count="495" meta:character-count="733" meta:non-whitespace-character-count="664"/>
  </office:meta>
</office:document-meta>
</file>